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line-height="115%"/>
      <style:text-properties officeooo:rsid="0013b665" officeooo:paragraph-rsid="0013b665"/>
    </style:style>
    <style:style style:name="P2" style:family="paragraph" style:parent-style-name="Table_20_Contents">
      <style:paragraph-properties fo:line-height="115%"/>
      <style:text-properties officeooo:rsid="0012ea7c" officeooo:paragraph-rsid="0012ea7c"/>
    </style:style>
    <style:style style:name="P3" style:family="paragraph" style:parent-style-name="Standard">
      <style:paragraph-properties fo:line-height="115%"/>
      <style:text-properties officeooo:rsid="001bca21" officeooo:paragraph-rsid="001bca21"/>
    </style:style>
    <style:style style:name="P4" style:family="paragraph" style:parent-style-name="Standard">
      <style:paragraph-properties fo:line-height="115%"/>
      <style:text-properties officeooo:rsid="001bca21" officeooo:paragraph-rsid="00281fa5"/>
    </style:style>
    <style:style style:name="P5" style:family="paragraph" style:parent-style-name="Standard">
      <style:paragraph-properties fo:line-height="115%"/>
      <style:text-properties officeooo:rsid="001bca21" officeooo:paragraph-rsid="00283e28"/>
    </style:style>
    <style:style style:name="P6" style:family="paragraph" style:parent-style-name="Standard">
      <style:paragraph-properties fo:line-height="115%"/>
      <style:text-properties officeooo:rsid="001d87b1" officeooo:paragraph-rsid="001d87b1"/>
    </style:style>
    <style:style style:name="P7" style:family="paragraph" style:parent-style-name="Standard">
      <style:paragraph-properties fo:line-height="115%"/>
      <style:text-properties officeooo:rsid="001d87b1" officeooo:paragraph-rsid="002d75b0"/>
    </style:style>
    <style:style style:name="P8" style:family="paragraph" style:parent-style-name="Standard">
      <style:paragraph-properties fo:line-height="115%"/>
      <style:text-properties officeooo:rsid="000d7653" officeooo:paragraph-rsid="000d7653"/>
    </style:style>
    <style:style style:name="P9" style:family="paragraph" style:parent-style-name="Standard">
      <style:paragraph-properties fo:line-height="115%"/>
      <style:text-properties officeooo:rsid="000d7653" officeooo:paragraph-rsid="0013b665"/>
    </style:style>
    <style:style style:name="P10" style:family="paragraph" style:parent-style-name="Standard">
      <style:paragraph-properties fo:line-height="115%"/>
      <style:text-properties officeooo:rsid="001f7080" officeooo:paragraph-rsid="001f7080"/>
    </style:style>
    <style:style style:name="P11" style:family="paragraph" style:parent-style-name="Standard">
      <style:paragraph-properties fo:line-height="115%"/>
      <style:text-properties officeooo:rsid="000ee930" officeooo:paragraph-rsid="000d7653"/>
    </style:style>
    <style:style style:name="P12" style:family="paragraph" style:parent-style-name="Standard">
      <style:paragraph-properties fo:line-height="115%"/>
      <style:text-properties officeooo:paragraph-rsid="001bc349"/>
    </style:style>
    <style:style style:name="P13" style:family="paragraph" style:parent-style-name="Standard">
      <style:paragraph-properties fo:line-height="115%"/>
      <style:text-properties officeooo:paragraph-rsid="0025edbc"/>
    </style:style>
    <style:style style:name="P14" style:family="paragraph" style:parent-style-name="Text_20_body">
      <style:paragraph-properties fo:line-height="115%"/>
      <style:text-properties officeooo:paragraph-rsid="0025edbc"/>
    </style:style>
    <style:style style:name="P15" style:family="paragraph" style:parent-style-name="Standard">
      <style:paragraph-properties fo:line-height="115%"/>
      <style:text-properties officeooo:paragraph-rsid="00281fa5"/>
    </style:style>
    <style:style style:name="P16" style:family="paragraph" style:parent-style-name="Standard">
      <style:paragraph-properties fo:line-height="115%"/>
      <style:text-properties officeooo:paragraph-rsid="00232b1f"/>
    </style:style>
    <style:style style:name="P17" style:family="paragraph" style:parent-style-name="Standard">
      <style:paragraph-properties fo:line-height="115%"/>
      <style:text-properties fo:font-weight="bold" officeooo:rsid="00154ccc" officeooo:paragraph-rsid="00154ccc" style:font-weight-asian="bold" style:font-weight-complex="bold"/>
    </style:style>
    <style:style style:name="P18" style:family="paragraph" style:parent-style-name="Standard">
      <style:paragraph-properties fo:line-height="115%"/>
      <style:text-properties fo:font-weight="bold" officeooo:rsid="000d7653" officeooo:paragraph-rsid="000d7653" style:font-weight-asian="bold" style:font-weight-complex="bold"/>
    </style:style>
    <style:style style:name="P19" style:family="paragraph" style:parent-style-name="Text_20_body">
      <style:paragraph-properties fo:line-height="115%"/>
      <style:text-properties fo:font-weight="bold" officeooo:rsid="0025edbc" officeooo:paragraph-rsid="0025edbc" style:font-weight-asian="bold" style:font-weight-complex="bold"/>
    </style:style>
    <style:style style:name="P20" style:family="paragraph" style:parent-style-name="Text_20_body">
      <style:paragraph-properties fo:line-height="115%"/>
      <style:text-properties fo:font-weight="bold" officeooo:rsid="002f5c4e" officeooo:paragraph-rsid="002f5c4e" style:font-weight-asian="bold" style:font-weight-complex="bold"/>
    </style:style>
    <style:style style:name="P21" style:family="paragraph" style:parent-style-name="Standard">
      <style:paragraph-properties fo:line-height="115%"/>
      <style:text-properties officeooo:rsid="0026e8c7" officeooo:paragraph-rsid="0026e8c7"/>
    </style:style>
    <style:style style:name="P22" style:family="paragraph" style:parent-style-name="Standard">
      <style:paragraph-properties fo:line-height="115%"/>
      <style:text-properties officeooo:rsid="0026e8c7" officeooo:paragraph-rsid="00281fa5"/>
    </style:style>
    <style:style style:name="P23" style:family="paragraph" style:parent-style-name="Standard">
      <style:paragraph-properties fo:line-height="115%"/>
      <style:text-properties officeooo:rsid="0026e8c7" officeooo:paragraph-rsid="002d0bdd"/>
    </style:style>
    <style:style style:name="P24" style:family="paragraph" style:parent-style-name="Standard">
      <style:paragraph-properties fo:line-height="115%"/>
      <style:text-properties officeooo:rsid="00281fa5" officeooo:paragraph-rsid="00281fa5"/>
    </style:style>
    <style:style style:name="P25" style:family="paragraph" style:parent-style-name="Standard">
      <style:paragraph-properties fo:line-height="115%"/>
      <style:text-properties officeooo:rsid="00283e28" officeooo:paragraph-rsid="00283e28"/>
    </style:style>
    <style:style style:name="P26" style:family="paragraph" style:parent-style-name="Standard">
      <style:paragraph-properties fo:line-height="115%"/>
      <style:text-properties officeooo:rsid="00287f16" officeooo:paragraph-rsid="00287f16"/>
    </style:style>
    <style:style style:name="P27" style:family="paragraph" style:parent-style-name="Text_20_body">
      <style:paragraph-properties fo:line-height="115%"/>
      <style:text-properties officeooo:rsid="002f5c4e" officeooo:paragraph-rsid="002f5c4e"/>
    </style:style>
    <style:style style:name="P28" style:family="paragraph" style:parent-style-name="Standard">
      <style:paragraph-properties fo:line-height="115%"/>
      <style:text-properties officeooo:rsid="002aa693" officeooo:paragraph-rsid="002d75b0"/>
    </style:style>
    <style:style style:name="P29" style:family="paragraph" style:parent-style-name="Text_20_body" style:list-style-name="L1">
      <style:paragraph-properties fo:line-height="115%"/>
    </style:style>
    <style:style style:name="T1" style:family="text">
      <style:text-properties officeooo:rsid="00105c53"/>
    </style:style>
    <style:style style:name="T2" style:family="text">
      <style:text-properties officeooo:rsid="0013b665"/>
    </style:style>
    <style:style style:name="T3" style:family="text">
      <style:text-properties officeooo:rsid="001bc349"/>
    </style:style>
    <style:style style:name="T4" style:family="text">
      <style:text-properties officeooo:rsid="001f0373"/>
    </style:style>
    <style:style style:name="T5" style:family="text">
      <style:text-properties fo:font-weight="normal" style:font-weight-asian="normal" style:font-weight-complex="normal"/>
    </style:style>
    <style:style style:name="T6" style:family="text">
      <style:text-properties fo:font-weight="bold" officeooo:rsid="000d7653" style:font-weight-asian="bold" style:font-weight-complex="bold"/>
    </style:style>
    <style:style style:name="T7" style:family="text">
      <style:text-properties officeooo:rsid="00215928"/>
    </style:style>
    <style:style style:name="T8" style:family="text">
      <style:text-properties officeooo:rsid="00154ccc"/>
    </style:style>
    <style:style style:name="T9" style:family="text">
      <style:text-properties officeooo:rsid="00232b1f"/>
    </style:style>
    <style:style style:name="T10" style:family="text">
      <style:text-properties officeooo:rsid="0025edbc"/>
    </style:style>
    <style:style style:name="T11" style:family="text">
      <style:text-properties officeooo:rsid="00281fa5"/>
    </style:style>
    <style:style style:name="T12" style:family="text">
      <style:text-properties officeooo:rsid="000d7653"/>
    </style:style>
    <style:style style:name="T13" style:family="text">
      <style:text-properties officeooo:rsid="00283e28"/>
    </style:style>
    <style:style style:name="T14" style:family="text">
      <style:text-properties officeooo:rsid="0028460a"/>
    </style:style>
    <style:style style:name="T15" style:family="text">
      <style:text-properties officeooo:rsid="00287f16"/>
    </style:style>
    <style:style style:name="T16" style:family="text">
      <style:text-properties officeooo:rsid="00292e67"/>
    </style:style>
    <style:style style:name="T17" style:family="text">
      <style:text-properties officeooo:rsid="002aa693"/>
    </style:style>
    <style:style style:name="T18" style:family="text">
      <style:text-properties officeooo:rsid="002ef400"/>
    </style:style>
    <style:style style:name="T19" style:family="text">
      <style:text-properties officeooo:rsid="00316411"/>
    </style:style>
    <style:style style:name="T20" style:family="text">
      <style:text-properties officeooo:rsid="0032ebd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Karl Poulson</text:p>
      <text:p text:style-name="P10">CS-5250-IO2</text:p>
      <text:p text:style-name="P10">HW1, Sep 05 2023</text:p>
      <text:p text:style-name="P8"/>
      <text:p text:style-name="P18">How is the infrastructure organized?</text:p>
      <text:p text:style-name="P11"><text:tab/>AWS, Azure, and Google Cloud all <text:span text:style-name="T1">follow</text:span> a similar organizational structure. Azure and Google adopt <text:span text:style-name="T1">similar models like</text:span> AWS. They organize their infrastructure using regions, zones, data centers, and edge locations.</text:p>
      <text:p text:style-name="P11"/>
      <text:p text:style-name="P11">Regions encompass <text:span text:style-name="T1">large swaths land divided into</text:span> geographical areas. <text:span text:style-name="T1">Examples include:</text:span> West Central US, East US 2, UK South, and Japan East.</text:p>
      <text:p text:style-name="P11"/>
      <text:p text:style-name="P11">Availability Zones, often referred to as simply "Zones," further subdivide regions. A Zone comprises one or more data centers clustered together but maintained as physically <text:span text:style-name="T1">separate</text:span> entities to ensure redundancy and fault tolerance.</text:p>
      <text:p text:style-name="P11"/>
      <text:p text:style-name="P11">Data centers serve as the <text:span text:style-name="T1">core element of the infrastructure organization. They</text:span> hous<text:span text:style-name="T1">e</text:span> the vital cloud data <text:span text:style-name="T1">needed by the customers. </text:span></text:p>
      <text:p text:style-name="P11"/>
      <text:p text:style-name="P11">Edge Locations, on the other hand, strategically position data centers in various locations to achieve global outreach, <text:span text:style-name="T1">reduce</text:span> latency, and <text:span text:style-name="T1">improve</text:span> redundancy.</text:p>
      <text:p text:style-name="P8"/>
      <text:p text:style-name="P18">How many regions, zones, or their equivalents are currently part of each provider’s global infrastructure?</text:p>
      <table:table table:name="Table1" table:style-name="Table1">
        <table:table-column table:style-name="Table1.A"/>
        <table:table-column table:style-name="Table1.B" table:number-columns-repeated="3"/>
        <table:table-row>
          <table:table-cell table:style-name="Table1.A1" office:value-type="string">
            <text:p text:style-name="P1"><text:span text:style-name="T20"># of </text:span>Availability Regions</text:p>
          </table:table-cell>
          <table:table-cell table:style-name="Table1.A1" office:value-type="string">
            <text:p text:style-name="P2">AWS</text:p>
          </table:table-cell>
          <table:table-cell table:style-name="Table1.A1" office:value-type="string">
            <text:p text:style-name="P2">Azure</text:p>
          </table:table-cell>
          <table:table-cell table:style-name="Table1.D1" office:value-type="string">
            <text:p text:style-name="P2">Google Cloud</text:p>
          </table:table-cell>
        </table:table-row>
        <table:table-row>
          <table:table-cell table:style-name="Table1.A2" office:value-type="string">
            <text:p text:style-name="P2">North America</text:p>
          </table:table-cell>
          <table:table-cell table:style-name="Table1.A2" office:value-type="string">
            <text:p text:style-name="P2">7</text:p>
          </table:table-cell>
          <table:table-cell table:style-name="Table1.A2" office:value-type="string">
            <text:p text:style-name="P1">11</text:p>
          </table:table-cell>
          <table:table-cell table:style-name="Table1.D2" office:value-type="string">
            <text:p text:style-name="P1">11</text:p>
          </table:table-cell>
        </table:table-row>
        <table:table-row>
          <table:table-cell table:style-name="Table1.A2" office:value-type="string">
            <text:p text:style-name="P2">South America</text:p>
          </table:table-cell>
          <table:table-cell table:style-name="Table1.A2" office:value-type="string">
            <text:p text:style-name="P2">1</text:p>
          </table:table-cell>
          <table:table-cell table:style-name="Table1.A2" office:value-type="string">
            <text:p text:style-name="P1">1</text:p>
          </table:table-cell>
          <table:table-cell table:style-name="Table1.D2" office:value-type="string">
            <text:p text:style-name="P1">2</text:p>
          </table:table-cell>
        </table:table-row>
        <table:table-row>
          <table:table-cell table:style-name="Table1.A2" office:value-type="string">
            <text:p text:style-name="P2">Europe</text:p>
          </table:table-cell>
          <table:table-cell table:style-name="Table1.A2" office:value-type="string">
            <text:p text:style-name="P2">8</text:p>
          </table:table-cell>
          <table:table-cell table:style-name="Table1.A2" office:value-type="string">
            <text:p text:style-name="P1">10</text:p>
          </table:table-cell>
          <table:table-cell table:style-name="Table1.D2" office:value-type="string">
            <text:p text:style-name="P1">12</text:p>
          </table:table-cell>
        </table:table-row>
        <table:table-row>
          <table:table-cell table:style-name="Table1.A2" office:value-type="string">
            <text:p text:style-name="P2">Middle East/<text:span text:style-name="T2">Africa</text:span></text:p>
          </table:table-cell>
          <table:table-cell table:style-name="Table1.A2" office:value-type="string">
            <text:p text:style-name="P2">3</text:p>
          </table:table-cell>
          <table:table-cell table:style-name="Table1.A2" office:value-type="string">
            <text:p text:style-name="P1">3</text:p>
          </table:table-cell>
          <table:table-cell table:style-name="Table1.D2" office:value-type="string">
            <text:p text:style-name="P1">3</text:p>
          </table:table-cell>
        </table:table-row>
        <table:table-row>
          <table:table-cell table:style-name="Table1.A2" office:value-type="string">
            <text:p text:style-name="P2">Asia Pacific</text:p>
          </table:table-cell>
          <table:table-cell table:style-name="Table1.A2" office:value-type="string">
            <text:p text:style-name="P2">10</text:p>
          </table:table-cell>
          <table:table-cell table:style-name="Table1.A2" office:value-type="string">
            <text:p text:style-name="P1">12</text:p>
          </table:table-cell>
          <table:table-cell table:style-name="Table1.D2" office:value-type="string">
            <text:p text:style-name="P1">9</text:p>
          </table:table-cell>
        </table:table-row>
        <table:table-row>
          <table:table-cell table:style-name="Table1.A2" office:value-type="string">
            <text:p text:style-name="P2">Australia And NZ</text:p>
          </table:table-cell>
          <table:table-cell table:style-name="Table1.A2" office:value-type="string">
            <text:p text:style-name="P2">2</text:p>
          </table:table-cell>
          <table:table-cell table:style-name="Table1.A2" office:value-type="string">
            <text:p text:style-name="P1">3</text:p>
          </table:table-cell>
          <table:table-cell table:style-name="Table1.D2" office:value-type="string">
            <text:p text:style-name="P1">2</text:p>
          </table:table-cell>
        </table:table-row>
        <table:table-row>
          <table:table-cell table:style-name="Table1.A2" office:value-type="string">
            <text:p text:style-name="P1">Total</text:p>
          </table:table-cell>
          <table:table-cell table:style-name="Table1.A2" office:value-type="string">
            <text:p text:style-name="P1">31</text:p>
          </table:table-cell>
          <table:table-cell table:style-name="Table1.A2" office:value-type="string">
            <text:p text:style-name="P1">40</text:p>
          </table:table-cell>
          <table:table-cell table:style-name="Table1.D2" office:value-type="string">
            <text:p text:style-name="P1">39</text:p>
          </table:table-cell>
        </table:table-row>
      </table:table>
      <text:p text:style-name="P8"/>
      <text:p text:style-name="P21"/>
      <text:p text:style-name="P21"/>
      <text:p text:style-name="P9"/>
      <text:p text:style-name="P9"/>
      <text:p text:style-name="P9"/>
      <text:p text:style-name="P13"><text:soft-page-break/><text:span text:style-name="T6">How are these geographically distributed?</text:span></text:p>
      <text:p text:style-name="P13"><text:span text:style-name="T8">There's a noticeable pattern in how these providers spread out their data centers. Some regions, like South America and Africa, tend to have fewer resources allocated to them. They're fortunate if they get even one availability zone, usually located in South Africa, Brazil, or Chile. On the flip side, regions in North America and Europe, despite being smaller in land area, tend to have more availability zones. </text:span>Several reasons seem to drive this distribution:</text:p>
      <text:list text:style-name="L1">
        <text:list-item>
          <text:p text:style-name="P29"><text:span text:style-name="Strong_20_Emphasis"><text:span text:style-name="T5">Customer Base</text:span></text:span>: These companies aim to offer services that get used, and it's a fact that North America, Europe, and Asia are hotbeds for tech companies and have larger potential customer bases compared to other regions.</text:p>
        </text:list-item>
        <text:list-item>
          <text:p text:style-name="P29"><text:span text:style-name="Strong_20_Emphasis"><text:span text:style-name="T5">Convenience</text:span></text:span>: Given that these companies originated in the United States, they might be inclined to favor countries with NATO affiliations due to trade agreements and mutual investments, making it easier to establish data centers there.</text:p>
        </text:list-item>
        <text:list-item>
          <text:p text:style-name="P29"><text:span text:style-name="Strong_20_Emphasis"><text:span text:style-name="T5">Proximity to Cities</text:span></text:span>: It's noticeable that every data center is located near a city. This makes sense because the largest populations are typically centred around cities. Plus, these urban areas offer readily available resources like power, water, and a skilled workforce, making them ideal for data center operations.</text:p>
        </text:list-item>
      </text:list>
      <text:p text:style-name="P17">How well can the infrastructure support highly scalable, available, and durable</text:p>
      <text:p text:style-name="P17">applications?</text:p>
      <text:p text:style-name="P12"><text:span text:style-name="T3">AWS offers tools such as EC2 for virtual machines that can include auto scaling for fluctuating resource requirements, which easily manages scalability. Amazon possess a robust system of serves located across the US and other parts of the world to ensure your data will be available and backed up. S3 is “designed to provide </text:span>99.999999999% durability and 99.99% availability of objects over a given year.” <text:span text:style-name="T11">4. (“</text:span><text:span text:style-name="T16">Data protection in Amazon S3”</text:span><text:span text:style-name="T11">)</text:span></text:p>
      <text:p text:style-name="P12"/>
      <text:p text:style-name="P3">Azure offers similar tools like AWS, like Azure Virtual machines, Azure kubernetes (for building scalable applications), and Azure auto scale for automating scaling based on demand.</text:p>
      <text:p text:style-name="P3">Azure possesses large amounts of independent data centers around the world to ensure availability and fault tolerance. Azure calls it’s data storage ‘blob storage’, they boast that they invest over $1 billion annually into cyber security and research development to keep your data sage.</text:p>
      <text:p text:style-name="P24">5. (“Azure Bob Storage”) <text:s/><text:span text:style-name="T13">6. (“Azure Products”)</text:span></text:p>
      <text:p text:style-name="P3"/>
      <text:p text:style-name="P6">Google Cloud offers tools called Google Compute Engine for virtual machines, Google Cloud functions for serverless computing (equivalent to AWS lambda tool) and Google Cloud Load balancing to automatically distribute and manage network traffic. Google opened one of it’s massive data centers in SLC this last year that may influence a Utah based company to consider Google’s service over others. Google cloud is that storage technology provided by google <text:span text:style-name="T4">and is 99. (11 9’s) durable. The data is backed up across multiple data centers to achieve this </text:span><text:span text:style-name="T7">statistic. </text:span><text:span text:style-name="T15">7. (“Data Availability and Durability”) </text:span><text:span text:style-name="T17">8. (“Google Cloud Products”)</text:span></text:p>
      <text:p text:style-name="P6"/>
      <text:p text:style-name="P16"><text:span text:style-name="T9">In conclusion, </text:span><text:span text:style-name="T3">AWS, Azure, and Google cloud all offer tools and services to support highly scalable, available, and durable applications.</text:span></text:p>
      <text:p text:style-name="P14"><text:soft-page-break/><text:span text:style-name="Strong_20_Emphasis"><text:span text:style-name="T8">Ecosystem and Integration:</text:span></text:span></text:p>
      <text:p text:style-name="P14">Each cloud provider has its own ecosystem of services and tools. AWS has a vast marketplace of third-party integrations, Azure integrates seamlessly with Microsoft products like Windows Server and Active Directory, while Google Cloud has strong ties to its popular products like BigQuery. <text:span text:style-name="T10">I believe its critical to evaluate </text:span>how well a provider's ecosystem aligns with your existing technology <text:span text:style-name="T18">and hardware</text:span>. <text:span text:style-name="T10">If you are already using Microsoft products, it would be much less painful to adopt Azure services than google cloud </text:span><text:span text:style-name="T18">and vice versa with the other big two cloud providers. </text:span></text:p>
      <text:p text:style-name="P14"/>
      <text:p text:style-name="P20">Conclusion:</text:p>
      <text:p text:style-name="P27">In conclusion, AWS, Azure, and Google Cloud all offer robust global infrastructures designed to support highly scalable, available, and durable applications. They share a similar organizational model but differ in their strengths. The choice among them should align with your specific needs, existing technology, and <text:span text:style-name="T19">long term</text:span> goals.</text:p>
      <text:p text:style-name="P2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Works Cited</text:p>
      <text:p text:style-name="P19"/>
      <text:p text:style-name="P22">1. <text:span text:style-name="T11">“</text:span>AWS global-infrastructure”, <text:span text:style-name="T11">Amazon, </text:span><text:a xlink:type="simple" xlink:href="https://aws.amazon.com/about-aws/global-infrastructure/regions_az/?p=ngi&amp;loc=2" text:style-name="Internet_20_link" text:visited-style-name="Visited_20_Internet_20_Link"><text:span text:style-name="T12">https://aws.amazon.com/about-aws/global-infrastructure/regions_az/?p=ngi&amp;loc=2</text:span></text:a></text:p>
      <text:p text:style-name="P22"/>
      <text:p text:style-name="P23">2. “Microsoft Data centers”, <text:span text:style-name="T11">Microsoft</text:span></text:p>
      <text:p text:style-name="P23"><text:a xlink:type="simple" xlink:href="https://datacenters.microsoft.com/globe/explore" text:style-name="Internet_20_link" text:visited-style-name="Visited_20_Internet_20_Link"><text:span text:style-name="T12">https://datacenters.microsoft.com/globe/explore</text:span></text:a></text:p>
      <text:p text:style-name="P22"/>
      <text:p text:style-name="P23">3. “Google Cloud Locations”, <text:span text:style-name="T11">Google</text:span></text:p>
      <text:p text:style-name="P23"><text:a xlink:type="simple" xlink:href="https://cloud.google.com/about/locations/" text:style-name="Internet_20_link" text:visited-style-name="Visited_20_Internet_20_Link"><text:span text:style-name="T12">https://cloud.google.com/about/locations/</text:span></text:a></text:p>
      <text:p text:style-name="P22"/>
      <text:p text:style-name="P15">4. “Amazon Data Durability”, <text:span text:style-name="T11">Amazon</text:span> <text:a xlink:type="simple" xlink:href="https://docs.aws.amazon.com/AmazonS3/latest/userguide/DataDurability.html" text:style-name="Internet_20_link" text:visited-style-name="Visited_20_Internet_20_Link">https://docs.aws.amazon.com/AmazonS3/latest/userguide/DataDurability.html</text:a></text:p>
      <text:p text:style-name="P15"/>
      <text:p text:style-name="P24">5. “Azure Bob Storage”, <text:span text:style-name="T13">Microsoft</text:span></text:p>
      <text:p text:style-name="P4"><text:a xlink:type="simple" xlink:href="https://azure.microsoft.com/en-us/products/storage/blobs/" text:style-name="Internet_20_link" text:visited-style-name="Visited_20_Internet_20_Link">https://azure.microsoft.com/en-us/products/storage/blobs/</text:a></text:p>
      <text:p text:style-name="P4"/>
      <text:p text:style-name="P25"><text:span text:style-name="T14">6</text:span>. “Azure Products”, Microsoft</text:p>
      <text:p text:style-name="P5"><text:a xlink:type="simple" xlink:href="https://azure.microsoft.com/en-us/products/" text:style-name="Internet_20_link" text:visited-style-name="Visited_20_Internet_20_Link">https://azure.microsoft.com/en-us/products/</text:a></text:p>
      <text:p text:style-name="P5"/>
      <text:p text:style-name="P26">7. “Data Availability and Durability”, Google</text:p>
      <text:p text:style-name="P26"><text:a xlink:type="simple" xlink:href="https://cloud.google.com/storage/docs/availability-durability" text:style-name="Internet_20_link" text:visited-style-name="Visited_20_Internet_20_Link">https://cloud.google.com/storage/docs/availability-durability</text:a></text:p>
      <text:p text:style-name="P26"/>
      <text:p text:style-name="P28">8. “Google Cloud Products”Google</text:p>
      <text:p text:style-name="P7">https://cloud.google.com/produ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9:40:24.098035194</meta:creation-date>
    <meta:generator>LibreOffice/7.5.5.2$Linux_X86_64 LibreOffice_project/50$Build-2</meta:generator>
    <dc:date>2023-09-05T14:33:24.348093093</dc:date>
    <meta:editing-duration>PT2H38M52S</meta:editing-duration>
    <meta:editing-cycles>38</meta:editing-cycles>
    <meta:document-statistic meta:table-count="1" meta:image-count="0" meta:object-count="0" meta:page-count="4" meta:paragraph-count="74" meta:word-count="867" meta:character-count="5993" meta:non-whitespace-character-count="5199"/>
  </office:meta>
</office:document-meta>
</file>